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Heading_20_1" style:list-style-name="WWNum4">
      <style:paragraph-properties fo:text-align="justify" style:justify-single-word="false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2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aczyuw2yex2w"/><text:span text:style-name="T1">Desarrollo Web en Entorno Cliente</text:span></text:p>
      <text:p text:style-name="P32"><text:bookmark text:name="_jg2jbypvbg4g"/><text:span text:style-name="T3">Guía de estudio UD 02. Sintaxis Javascript ES6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Septiem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20"><text:span text:style-name="T20">6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2</text:span><text:span text:style-name="T23">. Sintax</text:span><text:span text:style-name="T22">is Javascript ES6</text:span></text:p>
      <text:list xml:id="list1018148638" text:style-name="WWNum4">
        <text:list-item>
          <text:p text:style-name="P30"><text:bookmark text:name="_ge43nvu7ywtj"/>Fechas</text:p>
        </text:list-item>
      </text:list>
      <text:p text:style-name="P21">Desde 28/09/2020 al 11/10/2020. La duración de la unidad es de 2 semanas (14 horas).</text:p>
      <text:list xml:id="list171457862344972" text:continue-numbering="true" text:style-name="WWNum4">
        <text:list-item>
          <text:p text:style-name="P30"><text:bookmark text:name="_4z7u29ivk38l"/>Conocimientos previos requeridos</text:p>
        </text:list-item>
      </text:list>
      <text:list xml:id="list2626875349" text:style-name="WWNum3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171457706524748" text:continue-list="list171457862344972" text:style-name="WWNum4">
        <text:list-item>
          <text:p text:style-name="P30"><text:bookmark text:name="_5jkjdtdhh7e"/>Objetivos</text:p>
        </text:list-item>
      </text:list>
      <text:list xml:id="list2624562702" text:style-name="WWNum1">
        <text:list-item>
          <text:p text:style-name="P23">Conocer el funcionamiento básico de Javascript, incluyendo funciones de la versión ES6.</text:p>
        </text:list-item>
        <text:list-item>
          <text:p text:style-name="P25">Ser capaz de ampliar el conjunto de instrucciones usadas mediante la visualización de ejemplos de código.</text:p>
        </text:list-item>
        <text:list-item>
          <text:p text:style-name="P27">Ser capaz de investigar para ampliar la base de instrucciones dada en el tema. </text:p>
        </text:list-item>
      </text:list>
      <text:list xml:id="list171458095459404" text:continue-list="list171457706524748" text:style-name="WWNum4">
        <text:list-item>
          <text:p text:style-name="P30"><text:bookmark text:name="_yi5niv80z62t"/>Contenidos</text:p>
        </text:list-item>
      </text:list>
      <text:p text:style-name="P21">1. Hola mundo y comentarios</text:p>
      <text:p text:style-name="P21">2. Variables, constantes y arrays</text:p>
      <text:p text:style-name="P21">4. Entrada y salida en navegadores</text:p>
      <text:p text:style-name="P21">5. Operadores</text:p>
      <text:p text:style-name="P21">6. Estructuras de control</text:p>
      <text:p text:style-name="P21">7. Estructura repetitivas (Bucles)</text:p>
      <text:p text:style-name="P21">8. Funciones</text:p>
      <text:p text:style-name="P21">9. Funciones flecha (arrow functions)</text:p>
      <text:p text:style-name="P21">10. Clases en Javascript</text:p>
      <text:p text:style-name="P21">11. Más cosas interesantes de Javascript ES6</text:p>
      <text:p text:style-name="P21">12. Introducción a la manipulación del DOM</text:p>
      <text:list xml:id="list171457405999372" text:continue-numbering="true" text:style-name="WWNum4">
        <text:list-item>
          <text:p text:style-name="P30"><text:bookmark text:name="_pt4xoiz2fd92"/>Actividades</text:p>
        </text:list-item>
      </text:list>
      <text:p text:style-name="P21">Es muy importante leer los apuntes y realizar los ejercicios. Los ejercicios de esta unidad no son evaluables, pero son base para la realización de actividades en las próximas unidades didácticas.</text:p>
      <text:list xml:id="list171458676241793" text:continue-numbering="true" text:style-name="WWNum4">
        <text:list-item>
          <text:p text:style-name="P29"><text:bookmark text:name="_g1qlmy5ta6mu"/><text:soft-page-break/>Autores (en orden alfabético)</text:p>
        </text:list-item>
      </text:list>
      <text:p text:style-name="P21">A continuación ofrecemos en orden alfabético el listado de autores que han hecho aportaciones a este documento:</text:p>
      <text:list xml:id="list729700419" text:style-name="WWNum2">
        <text:list-item>
          <text:p text:style-name="P28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</text:span><text:span text:style-name="MT2">Guía didáctica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9" meta:word-count="338" meta:character-count="2124" meta:non-whitespace-character-count="1843"/>
    <meta:generator>LibreOfficeDev/6.0.5.2$Linux_X86_64 LibreOffice_project/</meta:generator>
  </office:meta>
</office:document-meta>
</file>